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6.165cm"/>
    </style:style>
    <style:style style:name="ro1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भाग-1</text:p>
          </table:table-cell>
          <table:table-cell office:value-type="string">
            <text:p>संघ और उसका राज्य क्षेत्र</text:p>
          </table:table-cell>
          <table:table-cell office:value-type="string">
            <text:p>TheUnionanditsTerrito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भाग-2</text:p>
          </table:table-cell>
          <table:table-cell office:value-type="string">
            <text:p>नागरिकता </text:p>
          </table:table-cell>
          <table:table-cell office:value-type="string">
            <text:p>Citizenshi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भाग-3</text:p>
          </table:table-cell>
          <table:table-cell office:value-type="string">
            <text:p>मूल अधिकार </text:p>
          </table:table-cell>
          <table:table-cell office:value-type="string">
            <text:p>FundamentalRigh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भाग-4</text:p>
          </table:table-cell>
          <table:table-cell office:value-type="string">
            <text:p>राज्य के नीति निर्देशक तत्व</text:p>
          </table:table-cell>
          <table:table-cell office:value-type="string">
            <text:p>DirectivePrinciplesofStatePolic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भाग-4 (क)</text:p>
          </table:table-cell>
          <table:table-cell office:value-type="string">
            <text:p>मूल कर्तव्य</text:p>
          </table:table-cell>
          <table:table-cell office:value-type="string">
            <text:p>FundamentalDut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भाग-5</text:p>
          </table:table-cell>
          <table:table-cell office:value-type="string">
            <text:p>संघ</text:p>
          </table:table-cell>
          <table:table-cell office:value-type="string">
            <text:p>TheUn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भाग-6</text:p>
          </table:table-cell>
          <table:table-cell office:value-type="string">
            <text:p>राज्य</text:p>
          </table:table-cell>
          <table:table-cell office:value-type="string">
            <text:p>TheSta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भाग-7</text:p>
          </table:table-cell>
          <table:table-cell office:value-type="string">
            <text:p>प्रथम अनूसूची के भाग ख में राज्य - निरसित </text:p>
          </table:table-cell>
          <table:table-cell office:value-type="string">
            <text:p>TheStatesinPartBofFirstSchedule-Repeal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भाग-8</text:p>
          </table:table-cell>
          <table:table-cell office:value-type="string">
            <text:p>संघ राज्यक्षेत्र </text:p>
          </table:table-cell>
          <table:table-cell office:value-type="string">
            <text:p>TheUnionTerritor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भाग-9</text:p>
          </table:table-cell>
          <table:table-cell office:value-type="string">
            <text:p>पंचायतें </text:p>
          </table:table-cell>
          <table:table-cell office:value-type="string">
            <text:p>ThePanchaya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भाग-9 (क)</text:p>
          </table:table-cell>
          <table:table-cell office:value-type="string">
            <text:p>नगरपालिकायें </text:p>
          </table:table-cell>
          <table:table-cell office:value-type="string">
            <text:p>TheMunicipalit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भाग-9 (ख)</text:p>
          </table:table-cell>
          <table:table-cell office:value-type="string">
            <text:p>सहकारी समितियां </text:p>
          </table:table-cell>
          <table:table-cell office:value-type="string">
            <text:p>TheCo-OperativeSocieti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भाग-10</text:p>
          </table:table-cell>
          <table:table-cell office:value-type="string">
            <text:p>अनुसूचित और जनजाति क्षेत्र </text:p>
          </table:table-cell>
          <table:table-cell office:value-type="string">
            <text:p>TheScheduledandTribalAre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भाग-11</text:p>
          </table:table-cell>
          <table:table-cell office:value-type="string">
            <text:p>संघ और राज्यों के बीच में सम्बन्ध </text:p>
          </table:table-cell>
          <table:table-cell office:value-type="string">
            <text:p>RelationsbetweentheUnionandtheStat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भाग-12</text:p>
          </table:table-cell>
          <table:table-cell office:value-type="string">
            <text:p>वित्त, सम्पत्ति, संविदाएँ और वाद </text:p>
          </table:table-cell>
          <table:table-cell office:value-type="string">
            <text:p>Finance,Property,ContractsandSui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भाग-13</text:p>
          </table:table-cell>
          <table:table-cell office:value-type="string">
            <text:p>भारत के राज्य क्षेत्र के अन्दर व्यापार, वाणिज्य और समागम </text:p>
          </table:table-cell>
          <table:table-cell office:value-type="string">
            <text:p>Trade,CommerceandIntercourseinIndi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भाग-14</text:p>
          </table:table-cell>
          <table:table-cell office:value-type="string">
            <text:p>संघ और राज्यों के अधीन सेवाएँ</text:p>
          </table:table-cell>
          <table:table-cell office:value-type="string">
            <text:p>ServicesundertheUnionandtheStates&lt;/pre&gt;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भाग-14 (क)</text:p>
          </table:table-cell>
          <table:table-cell office:value-type="string">
            <text:p>अधिकरण </text:p>
          </table:table-cell>
          <table:table-cell office:value-type="string">
            <text:p>Tribunal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भाग-15</text:p>
          </table:table-cell>
          <table:table-cell office:value-type="string">
            <text:p>निर्वाचन </text:p>
          </table:table-cell>
          <table:table-cell office:value-type="string">
            <text:p>Elect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भाग-16</text:p>
          </table:table-cell>
          <table:table-cell office:value-type="string">
            <text:p>कुछ वर्गों के सम्बन्ध में विशेष उपबन्ध </text:p>
          </table:table-cell>
          <table:table-cell office:value-type="string">
            <text:p>SpecialProvisionsrelatingtoCertainClasse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भाग-17</text:p>
          </table:table-cell>
          <table:table-cell office:value-type="string">
            <text:p>राजभाषा </text:p>
          </table:table-cell>
          <table:table-cell office:value-type="string">
            <text:p>OfficialLanguag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भाग-18</text:p>
          </table:table-cell>
          <table:table-cell office:value-type="string">
            <text:p>आपात उपबन्ध </text:p>
          </table:table-cell>
          <table:table-cell office:value-type="string">
            <text:p>EmergencyProvis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भाग-19</text:p>
          </table:table-cell>
          <table:table-cell office:value-type="string">
            <text:p>प्रकीर्ण </text:p>
          </table:table-cell>
          <table:table-cell office:value-type="string">
            <text:p>Miscellaneou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भाग-20</text:p>
          </table:table-cell>
          <table:table-cell office:value-type="string">
            <text:p>संविधान का संशोधन </text:p>
          </table:table-cell>
          <table:table-cell office:value-type="string">
            <text:p>AmendmentoftheConstitut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भाग-21</text:p>
          </table:table-cell>
          <table:table-cell office:value-type="string">
            <text:p>अस्थायी, संक्रमणकालीन और विशेष उपबन्ध </text:p>
          </table:table-cell>
          <table:table-cell office:value-type="string">
            <text:p>Temporary,TransitionalandSpecialProvision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भाग-22</text:p>
          </table:table-cell>
          <table:table-cell office:value-type="string">
            <text:p>संक्षिप्त नाम, प्रारम्भ, हिन्दी में प्राधिकृत पाठ </text:p>
          </table:table-cell>
          <table:table-cell office:value-type="string">
            <text:p>ShortTitle,Commencement,AuthoritativeTextinHindi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₹ </number:text>
      <number:number number:decimal-places="0" number:min-integer-digits="1" number:grouping="true"/>
    </number:number-style>
    <number:number-style style:name="N106">
      <number:text>₹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₹ </number:text>
      <number:number number:decimal-places="0" number:min-integer-digits="1" number:grouping="true"/>
    </number:number-style>
    <number:number-style style:name="N107">
      <style:text-properties fo:color="#ff0000"/>
      <number:text>₹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₹ </number:text>
      <number:number number:decimal-places="2" number:min-integer-digits="1" number:grouping="true"/>
    </number:number-style>
    <number:number-style style:name="N108">
      <number:text>₹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2" number:min-integer-digits="1" number:grouping="true"/>
    </number:number-style>
    <number:number-style style:name="N109">
      <style:text-properties fo:color="#ff0000"/>
      <number:text>₹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₹ </number:text>
      <number:number number:decimal-places="0" number:min-integer-digits="1" number:grouping="true"/>
      <number:text> </number:text>
    </number:number-style>
    <number:number-style style:name="N115P1" style:volatile="true">
      <number:text> ₹ -</number:text>
      <number:number number:decimal-places="0" number:min-integer-digits="1" number:grouping="true"/>
      <number:text> </number:text>
    </number:number-style>
    <number:number-style style:name="N115P2" style:volatile="true">
      <number:text> ₹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 ₹ -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2-09-2018</text:date>, <text:time>13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  <style:master-page style:name="PageStyle_5f_index_20__28_1_29_" style:display-name="PageStyle_index (1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phpMyAdmin 4.6.4</meta:initial-creator>
    <meta:creation-date>2018-09-02T08:08:04</meta:creation-date>
    <dc:date>2018-09-02T13:41:49.24</dc:date>
    <meta:editing-duration>PT3M29S</meta:editing-duration>
    <meta:editing-cycles>2</meta:editing-cycles>
    <meta:document-statistic meta:table-count="1" meta:cell-count="130" meta:object-count="0"/>
  </office:meta>
</office:document-meta>
</file>